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Kai CN" svg:font-family="'AR PL UKai CN'" style:font-pitch="variable"/>
    <style:font-face style:name="Arial" svg:font-family="Arial" style:font-family-generic="swiss" style:font-pitch="variable"/>
    <style:font-face style:name="Latin Modern Roman Slanted" svg:font-family="'Latin Modern Roman Slante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" svg:font-family="New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text-properties fo:font-size="10pt" style:font-size-asian="10pt" style:font-size-complex="1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style:writing-mode="lr-tb"/>
      <style:text-properties fo:font-size="12pt"/>
    </style:style>
    <style:style style:name="P5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style:run-through="foreground" style:vertical-pos="from-top" style:vertical-rel="paragraph" style:horizontal-pos="from-left" style:horizontal-rel="paragraph"/>
    </style:style>
    <style:style style:name="gr6" style:family="graphic">
      <style:graphic-properties style:run-through="foreground"/>
    </style:style>
    <style:style style:name="gr7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g text:anchor-type="paragraph" draw:z-index="0" draw:name="DrawObject1" draw:style-name="gr5"><draw:g draw:name="DrawObject1" draw:style-name="gr6"><draw:line draw:name="Line 1" draw:style-name="gr7" draw:text-style-name="P5" svg:x1="2.739cm" svg:y1="2.999cm" svg:x2="7.759cm" svg:y2="3.029cm"><text:p/></draw:line><draw:line draw:name="Line 2" draw:style-name="gr7" draw:text-style-name="P5" svg:x1="2.739cm" svg:y1="2.738cm" svg:x2="2.739cm" svg:y2="3.029cm"><text:p/></draw:line><draw:line draw:name="Line 3" draw:style-name="gr7" draw:text-style-name="P5" svg:x1="7.733cm" svg:y1="2.777cm" svg:x2="7.733cm" svg:y2="3.068cm"><text:p/></draw:line><draw:line draw:name="Line 4" draw:style-name="gr7" draw:text-style-name="P5" svg:x1="4.311cm" svg:y1="2.738cm" svg:x2="4.311cm" svg:y2="3.029cm"><text:p/></draw:line><draw:line draw:name="Line 5" draw:style-name="gr7" draw:text-style-name="P5" svg:x1="6.083cm" svg:y1="2.738cm" svg:x2="6.083cm" svg:y2="3.029cm"><text:p/></draw:line></draw:g><draw:g draw:name="DrawObject 1" draw:style-name="gr6"><draw:line draw:name="Line 11" draw:style-name="gr7" draw:text-style-name="P5" svg:x1="8.406cm" svg:y1="3.038cm" svg:x2="13.426cm" svg:y2="3.068cm"><text:p/></draw:line><draw:line draw:name="Line 12" draw:style-name="gr7" draw:text-style-name="P5" svg:x1="8.406cm" svg:y1="2.777cm" svg:x2="8.406cm" svg:y2="3.068cm"><text:p/></draw:line><draw:line draw:name="Line 13" draw:style-name="gr7" draw:text-style-name="P5" svg:x1="13.4cm" svg:y1="2.816cm" svg:x2="13.4cm" svg:y2="3.107cm"><text:p/></draw:line><draw:line draw:name="Line 14" draw:style-name="gr7" draw:text-style-name="P5" svg:x1="9.978cm" svg:y1="2.777cm" svg:x2="9.978cm" svg:y2="3.068cm"><text:p/></draw:line><draw:line draw:name="Line 15" draw:style-name="gr7" draw:text-style-name="P5" svg:x1="11.751cm" svg:y1="2.777cm" svg:x2="11.751cm" svg:y2="3.068cm"><text:p/></draw:line></draw:g></draw:g><draw:frame text:anchor-type="paragraph" draw:z-index="1" draw:name="Text Frame 1" draw:style-name="gr4" draw:text-style-name="P2" svg:width="2.869cm" svg:height="0.814cm" svg:x="-0.448cm" svg:y="2.117cm"><draw:text-box><text:p text:style-name="P1"><text:span text:style-name="T1">external_data_pt(l)</text:span></text:p></draw:text-box></draw:frame><draw:frame text:anchor-type="paragraph" draw:z-index="2" draw:name="Text Frame 2" draw:style-name="gr2" draw:text-style-name="P3" svg:width="0.287cm" svg:height="0.489cm" svg:x="2.653cm" svg:y="2.096cm"><draw:text-box><text:p>0</text:p></draw:text-box></draw:frame><draw:frame text:anchor-type="paragraph" draw:z-index="3" draw:name="Text Frame 3" draw:style-name="gr2" draw:text-style-name="P3" svg:width="0.287cm" svg:height="0.489cm" svg:x="4.198cm" svg:y="2.117cm"><draw:text-box><text:p>1</text:p></draw:text-box></draw:frame><draw:frame text:anchor-type="paragraph" draw:z-index="4" draw:name="Text Frame 4" draw:style-name="gr2" draw:text-style-name="P3" svg:width="0.287cm" svg:height="0.489cm" svg:x="5.997cm" svg:y="2.127cm"><draw:text-box><text:p>2</text:p></draw:text-box></draw:frame><draw:frame text:anchor-type="paragraph" draw:z-index="5" draw:name="Text Frame 5" draw:style-name="gr3" draw:text-style-name="P4" svg:width="0.287cm" svg:height="0.489cm" svg:x="7.595cm" svg:y="2.106cm"><draw:text-box><text:p><text:span text:style-name="T2">3</text:span></text:p></draw:text-box></draw:frame><draw:frame text:anchor-type="paragraph" draw:z-index="6" draw:name="Text Frame 6" draw:style-name="gr2" draw:text-style-name="P3" svg:width="0.287cm" svg:height="0.489cm" svg:x="8.315cm" svg:y="2.127cm"><draw:text-box><text:p>4</text:p></draw:text-box></draw:frame><draw:frame text:anchor-type="paragraph" draw:z-index="7" draw:name="Text Frame 7" draw:style-name="gr2" draw:text-style-name="P3" svg:width="0.287cm" svg:height="0.489cm" svg:x="9.86cm" svg:y="2.148cm"><draw:text-box><text:p>5</text:p></draw:text-box></draw:frame><draw:frame text:anchor-type="paragraph" draw:z-index="8" draw:name="Text Frame 8" draw:style-name="gr2" draw:text-style-name="P3" svg:width="0.287cm" svg:height="0.489cm" svg:x="11.628cm" svg:y="2.201cm"><draw:text-box><text:p>6</text:p></draw:text-box></draw:frame><draw:frame text:anchor-type="paragraph" draw:z-index="9" draw:name="Text Frame 9" draw:style-name="gr2" draw:text-style-name="P3" svg:width="0.287cm" svg:height="0.489cm" svg:x="13.279cm" svg:y="2.223cm"><draw:text-box><text:p>7</text:p></draw:text-box></draw:frame><draw:frame text:anchor-type="paragraph" draw:z-index="10" draw:name="Text Frame 10" draw:style-name="gr1" draw:text-style-name="P2" svg:width="0.879cm" svg:height="0.551cm" svg:x="4.854cm" svg:y="3.344cm"><draw:text-box><text:p text:style-name="P1"><text:span text:style-name="T1">a</text:span><text:span text:style-name="T1">r</text:span><text:span text:style-name="T1">m</text:span><text:span text:style-name="T1">1</text:span></text:p></draw:text-box></draw:frame><draw:frame text:anchor-type="paragraph" draw:z-index="11" draw:name="Text Frame 11" draw:style-name="gr1" draw:text-style-name="P2" svg:width="0.879cm" svg:height="0.551cm" svg:x="10.506cm" svg:y="3.366cm"><draw:text-box><text:p text:style-name="P1"><text:span text:style-name="T1">a</text:span><text:span text:style-name="T1">r</text:span><text:span text:style-name="T1">m</text:span><text:span text:style-name="T1">2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Kai CN" svg:font-family="'AR PL UKai CN'" style:font-pitch="variable"/>
    <style:font-face style:name="Arial" svg:font-family="Arial" style:font-family-generic="swiss" style:font-pitch="variable"/>
    <style:font-face style:name="Latin Modern Roman Slanted" svg:font-family="'Latin Modern Roman Slante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ew" svg:font-family="New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11:44:44.553446358</meta:creation-date>
    <dc:date>2025-03-10T14:40:54.671298123</dc:date>
    <meta:editing-duration>PT2H35M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